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margin-left="0.212cm" fo:margin-right="0.212cm" fo:margin-top="0cm" fo:margin-bottom="0.21cm" fo:text-align="justify" style:justify-single-word="false" fo:text-indent="0.953cm" style:auto-text-indent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>
      <style:paragraph-properties fo:margin-left="0.212cm" fo:margin-right="0.212cm" fo:margin-top="0cm" fo:margin-bottom="0.21cm" fo:text-align="justify" style:justify-single-word="false" fo:text-indent="0.953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mbria" fo:font-weight="bold" style:font-name-asian="Times New Roman2" style:font-weight-asian="bold" style:font-name-complex="Times New Roman2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weight="bold" style:font-name-asian="Times New Roman2" style:font-weight-asian="bold" style:font-name-complex="Times New Roman2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language="en" fo:country="US" fo:font-weight="normal" style:font-name-asian="Times New Roman2" style:font-weight-asian="normal" style:font-name-complex="Times New Roman2" style:font-weight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1.499cm" style:auto-text-indent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Cambria" fo:font-weight="bold" style:font-name-asian="Times New Roman2" style:font-weight-asian="bold" style:font-name-complex="Times New Roman2" style:font-weight-complex="bold"/>
    </style:style>
    <style:style style:name="P15" style:family="paragraph" style:parent-style-name="Text_20_body">
      <style:paragraph-properties fo:margin-left="0.212cm" fo:margin-right="0.212cm" fo:margin-top="0cm" fo:margin-bottom="0.21cm" fo:text-align="center" style:justify-single-word="false" fo:text-indent="0.953cm" style:auto-text-indent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131.png" xlink:type="simple" xlink:show="embed" xlink:actuate="onLoad"/></draw:frame></text:p>
          </table:table-cell>
          <table:table-cell table:style-name="Table1.B1" office:value-type="string">
            <text:h text:style-name="P5" text:outline-level="1">Сервер <text:span text:style-name="T1">UDP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13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10">Блок производит прием данных из сети по протоколу <text:span text:style-name="T1">UDP</text:span>.</text:p>
            <text:p text:style-name="P11">Выходы блока:</text:p>
            <text:p text:style-name="P12"><text:span text:style-name="T5">OutPort1</text:span> –<text:span text:style-name="T4"> Выдает вектор сигналов, принятый по протоколу </text:span>UDP.</text:p>
            <text:p text:style-name="P6"><text:span text:style-name="T3">Свойства блока</text:span>:</text:p>
            <text:p text:style-name="P6"><text:span text:style-name="T5">Типы данных</text:span> – список типов данных, принимаемых из сети. При этом типы должны быть перечислены в том порядке, в котором они находятся в принимаемом векторе. <text:span text:style-name="T4">В противном случае прием может быть некорректным.</text:span></text:p>
            <text:p text:style-name="P6"><text:span text:style-name="T5">Размерности данных соответствующие типам</text:span> - массив, определяющий тип данных для элементов принимаемого вектора. Количество элементов массива равно количеству типов данных, указанных в свойстве «Типы данных». Значение каждого элемента массива равно количеству элементов принимаемого вектора, относящихся к данному типу. Таким образом, сумма всех элементов массива должно быть равна числу элементов в принимаемом векторе.</text:p>
            <text:p text:style-name="P6"><text:span text:style-name="T5">Массив начальных значений выходов </text:span>–<text:span text:style-name="T1"> </text:span><text:span text:style-name="T4">значение выхода блока в момент инициализации и до начала приема данных.</text:span></text:p>
            <text:p text:style-name="P6"><text:span text:style-name="T5">Порт </text:span><text:span text:style-name="T2">IP</text:span><text:span text:style-name="T1"> </text:span>–<text:span text:style-name="T1"> </text:span><text:span text:style-name="T4">сетевой порт станции, на которой находится текущий блок Сервер </text:span><text:span text:style-name="T1">UDP, </text:span><text:span text:style-name="T4">и через который будет происходить прием данных. Для успешного обмена данными, порт сервера должен совпадать с тем, на который настроен клиент.</text:span></text:p>
            <text:p text:style-name="P6"><text:span text:style-name="T5">Тип протокола</text:span> – протокол, используемый для приема данных. «Простой» - подразумевает прием пакета, содержащего заголовок и передаваемые данные с преобразованием их типов, согласно свойствам «Типы данных» и «Размерности данных соответствующие типам». «Миль» – специфичный протокол, используемый на МВЗ им. Миля. Для успешного обмена данными, приемник и передатчик должны использовать один и тот же протокол.</text:p>
            <text:p text:style-name="P6"><text:span text:style-name="T5">Имя фильтра пакета для протокола Миль</text:span> – свойство используется только для протокола «Миль».</text:p>
            <text:p text:style-name="P6"/>
            <text:p text:style-name="P9">Пример использования блока:</text:p>
            <text:p text:style-name="P14"><text:soft-page-break/><draw:frame draw:style-name="fr3" draw:name="Графический объект3" text:anchor-type="as-char" svg:width="11.299cm" svg:height="5.87cm" draw:z-index="2"><draw:image xlink:href="../images/0131_1.png" xlink:type="simple" xlink:show="embed" xlink:actuate="onLoad"/></draw:frame></text:p>
            <text:p text:style-name="P8"><text:span text:style-name="T4">В данном примере происходит обмен данными между сервером и клиентом </text:span><text:span text:style-name="T1">UDP </text:span><text:span text:style-name="T4">внутри локального хоста. На входе клиента формируется вектор данных для передачи и отправляет его на указанный в настройках адрес. При этом настройки блока Сервер </text:span><text:span text:style-name="T1">UDP</text:span><text:span text:style-name="T4"> представлены ниже:</text:span></text:p>
            <text:p text:style-name="P15"><draw:frame draw:style-name="fr3" draw:name="Графический объект4" text:anchor-type="as-char" svg:width="11.83cm" svg:height="6.59cm" draw:z-index="3"><draw:image xlink:href="../images/0131_2.png" xlink:type="simple" xlink:show="embed" xlink:actuate="onLoad"/></draw:frame></text:p>
            <text:p text:style-name="P7">В качестве типов принимаемых данных установлены <text:span text:style-name="T1">Double </text:span>и <text:span text:style-name="T1">Byte. </text:span>Размерности данных <text:span text:style-name="T1">[1 2] </text:span>означают, что первый элемент вектора относится к типу <text:span text:style-name="T1">Double, </text:span>а два следующих – к типу <text:span text:style-name="T1">Byte. </text:span>Порт, прослушиваемый сервером, и тип протокола должны совпадать с теми, что указаны в блоке клиента. Графики отправленного и полученного сигналов будут совпадать, что говорит о корректности передачи данных. Принятый вектор можно разбить на элементы с помощью блока «Де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рвер UDP</dc:title>
    <dc:date>2015-11-10T14:35:57.34</dc:date>
    <meta:generator>OpenOffice/4.1.1$Win32 OpenOffice.org_project/411m6$Build-9775</meta:generator>
    <meta:editing-duration>PT9H2M17S</meta:editing-duration>
    <meta:editing-cycles>162</meta:editing-cycles>
    <dc:creator>ILYA KUBENSKIY</dc:creator>
    <meta:document-statistic meta:table-count="1" meta:image-count="4" meta:object-count="0" meta:page-count="2" meta:paragraph-count="21" meta:word-count="340" meta:character-count="2383"/>
    <meta:user-defined meta:name="Поле 1"/>
    <meta:user-defined meta:name="Поле 2"/>
    <meta:user-defined meta:name="Поле 3"/>
    <meta:user-defined meta:name="Поле 4"/>
  </office:meta>
</office:document-meta>
</file>